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50000014004D48610EFCC15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08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2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Comic Sans MS" fo:font-size="13.8000001907349pt" fo:font-weight="bold" style:font-size-asian="12pt" style:font-weight-asian="bold" style:font-size-complex="1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13.8000001907349pt" fo:font-weight="bold" style:font-size-asian="12pt" style:font-weight-asian="bold" style:font-size-complex="12pt" style:font-weight-complex="bold"/>
    </style:style>
    <style:style style:name="T1" style:family="text">
      <style:text-properties style:font-name="Comic Sans MS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45cm" svg:height="2.007cm" svg:x="2.647cm" svg:y="0.409cm" svg:viewBox="0 0 5451 2008" svg:d="M0 178c191-131 432-109 653-108 218 2 435 27 655 18 245-11 487-42 730-55 216-11 420 67 635 55 237-14 476-34 710-72 249-40 503 2 750 54 214 45 435 67 655 89 189 20 507-101 537 217 19 197 193 397 97 594-120 243-438 194-674 216-354 33-139 384-191 576-67 250-390 218-615 215-242-4-472-43-693-108-225-65-469-65-692 36-204 92-452 37-673 91-262 63-388-152-615-36-240 121-492-116-499-343-8-226-208-407-404-521l-193-54-115-36z">
          <text:p/>
        </draw:path>
        <draw:frame draw:style-name="gr2" draw:text-style-name="P3" draw:layer="layout" svg:width="5.868cm" svg:height="2.333cm" svg:x="2.469cm" svg:y="-0.019cm">
          <draw:text-box>
            <text:p text:style-name="P2"><text:span text:style-name="T1">ΚΟΙΤΑΖΕ ΜΕ ΚΕΝΟ ΒΛΕΜΜΑ ΤΗΝ ΟΘΟΝΗ</text:span></text:p>
          </draw:text-box>
        </draw:frame>
        <draw:path draw:style-name="gr1" draw:text-style-name="P1" draw:layer="layout" svg:width="3.458cm" svg:height="1.773cm" svg:x="6.472cm" svg:y="2.949cm" svg:viewBox="0 0 3459 1774" svg:d="M712 13c345 76 696 145 1057 145 315 0 662 64 942-72 201-97 619-183 634 162 11 230 166 457 97 683-56 182-107 375-57 559 75 280-313 327-501 252-202-81-404-2-615 17-218 20-388-30-596-17-207 12-411 28-616 17-211-11-428 31-633-17-289-69-200-376-328-559l-76-197-20-55z">
          <text:p/>
        </draw:path>
        <draw:frame draw:style-name="gr3" draw:text-style-name="P3" draw:layer="layout" svg:width="4.632cm" svg:height="1.98cm" svg:x="6.174cm" svg:y="2.889cm">
          <draw:text-box>
            <text:p text:style-name="P2"><text:span text:style-name="T1">ΑΝΟΙΞΕ ΝΕΑ ΙΣΤΟΣΕΛΙΔΑ</text:span></text:p>
          </draw:text-box>
        </draw:frame>
        <draw:path draw:style-name="gr1" draw:text-style-name="P1" draw:layer="layout" svg:width="2.965cm" svg:height="1.907cm" svg:x="5.452cm" svg:y="5.139cm" svg:viewBox="0 0 2966 1908" svg:d="M231 2c227 50 461 69 693 71 219 2 431-86 653-71 208 13 418 45 616 107 284 89 201 420 384 576 166 142 345 281 384 521 52 322-334 204-404 433-71 235-373 266-595 269-229 4-451-54-674-89-221-34-454 35-672-18-198-49-397-89-596-126l-20-19z">
          <text:p/>
        </draw:path>
        <draw:frame draw:style-name="gr3" draw:text-style-name="P3" draw:layer="layout" svg:width="4.324cm" svg:height="1.98cm" svg:x="5.035cm" svg:y="5.526cm">
          <draw:text-box>
            <text:p text:style-name="P2"><text:span text:style-name="T1">ΞΕΚΙΝΑ ΝΑ ΔΙΑΒΑΖΕΙΣ</text:span></text:p>
          </draw:text-box>
        </draw:frame>
        <draw:path draw:style-name="gr1" draw:text-style-name="P1" draw:layer="layout" svg:width="2.588cm" svg:height="1.959cm" svg:x="1.992cm" svg:y="5.184cm" svg:viewBox="0 0 2589 1960" svg:d="M135 210c217 44 437-40 653-19 288 28 399-248 712-180 205 45 426 36 635 0 360-62 257 260 345 432 92 179 149 398 77 594-69 187-117 387-231 558-133 200-389 400-672 360-222-32-444-60-655-162-192-94-410-162-633-144l-231-37-135-36z">
          <text:p/>
        </draw:path>
        <draw:frame draw:style-name="gr4" draw:text-style-name="P3" draw:layer="layout" svg:width="3.706cm" svg:height="1.429cm" svg:x="1.234cm" svg:y="5.491cm">
          <draw:text-box>
            <text:p text:style-name="P2"><text:span text:style-name="T1">ΑΡΧΙΖΕΙΣ ΝΑ ΒΑΡΙΕΣΑΙ</text:span></text:p>
          </draw:text-box>
        </draw:frame>
        <draw:path draw:style-name="gr1" draw:text-style-name="P1" draw:layer="layout" svg:width="5.679cm" svg:height="1.983cm" svg:x="0.493cm" svg:y="2.715cm" svg:viewBox="0 0 5680 1984" svg:d="M0 85c216-107 452-52 673-17 219 34 436 49 654 36 212-13 422-20 635-19 237 2 479 128 710 72 226-54 441 52 635-36 234-105 480-144 730-107 220 32 450-5 673 17 206 20 429 18 615 109 225 109 336 366 346 593 9 200 42 398-115 594-185 232-515 226-653 468-145 254-434 203-635 126-219-83-455-214-692-161-228 51-463 55-692 17-196-33-399-73-596-54-236 22-433-75-673 18-211 81-451 34-672 108-189 62-398 11-597 18h-211-97z">
          <text:p/>
        </draw:path>
        <draw:frame draw:style-name="gr2" draw:text-style-name="P3" draw:layer="layout" svg:width="6.794cm" svg:height="2.333cm" svg:x="-0.791cm" svg:y="2.498cm">
          <draw:text-box>
            <text:p text:style-name="P2"><text:span text:style-name="T1">ΤΣΕΚΑΡΕ ΑΦΗΡΗΜΕΝΑ</text:span></text:p>
            <text:p text:style-name="P2"><text:span text:style-name="T1">ΜΙΑ ΜΙΚΡΟΤΕΡΗ </text:span></text:p>
            <text:p text:style-name="P2"><text:span text:style-name="T1">ΣΥΣΚΕΥΗ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0E50000014004D48610EFCC15E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9T11:25:40.333676487</meta:creation-date>
    <dc:date>2023-05-09T11:38:09.003739513</dc:date>
    <meta:editing-duration>PT2M18S</meta:editing-duration>
    <meta:editing-cycles>1</meta:editing-cycles>
    <meta:document-statistic meta:object-count="10"/>
    <meta:generator>LibreOffice/7.3.7.2$Linux_X86_64 LibreOffice_project/30$Build-2</meta:generator>
  </office:meta>
</office:document-meta>
</file>